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94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2.26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em5Sta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NO L2</text:p>
          </table:table-cell>
          <table:table-cell office:value-type="string" calcext:value-type="string">
            <text:p>L2 (256KB)</text:p>
          </table:table-cell>
          <table:table-cell office:value-type="string" calcext:value-type="string">
            <text:p>L2 (512KB)</text:p>
          </table:table-cell>
          <table:table-cell office:value-type="string" calcext:value-type="string">
            <text:p>L2 (1024KB)</text:p>
          </table:table-cell>
        </table:table-row>
        <table:table-row table:style-name="ro1">
          <table:table-cell office:value-type="string" calcext:value-type="string">
            <text:p>sim_seconds</text:p>
          </table:table-cell>
          <table:table-cell office:value-type="float" office:value="0.557941" calcext:value-type="float">
            <text:p>0,557941</text:p>
          </table:table-cell>
          <table:table-cell office:value-type="float" office:value="0.329509" calcext:value-type="float">
            <text:p>0,329509</text:p>
          </table:table-cell>
          <table:table-cell office:value-type="float" office:value="0.317721" calcext:value-type="float">
            <text:p>0,317721</text:p>
          </table:table-cell>
          <table:table-cell office:value-type="float" office:value="0.315066" calcext:value-type="float">
            <text:p>0,315066</text:p>
          </table:table-cell>
        </table:table-row>
        <table:table-row table:style-name="ro1">
          <table:table-cell office:value-type="string" calcext:value-type="string">
            <text:p>host_seconds</text:p>
          </table:table-cell>
          <table:table-cell office:value-type="float" office:value="8137.65" calcext:value-type="float">
            <text:p>8137,65</text:p>
          </table:table-cell>
          <table:table-cell office:value-type="float" office:value="6396.54" calcext:value-type="float">
            <text:p>6396,54</text:p>
          </table:table-cell>
          <table:table-cell office:value-type="float" office:value="7791.81" calcext:value-type="float">
            <text:p>7791,81</text:p>
          </table:table-cell>
          <table:table-cell office:value-type="float" office:value="6280.55" calcext:value-type="float">
            <text:p>6280,55</text:p>
          </table:table-cell>
        </table:table-row>
        <table:table-row table:style-name="ro1">
          <table:table-cell office:value-type="string" calcext:value-type="string">
            <text:p>sim_insts</text:p>
          </table:table-cell>
          <table:table-cell office:value-type="float" office:value="760845818" calcext:value-type="float">
            <text:p>760845818</text:p>
          </table:table-cell>
          <table:table-cell office:value-type="float" office:value="760135124" calcext:value-type="float">
            <text:p>760135124</text:p>
          </table:table-cell>
          <table:table-cell office:value-type="float" office:value="759965454" calcext:value-type="float">
            <text:p>759965454</text:p>
          </table:table-cell>
          <table:table-cell office:value-type="float" office:value="760400009" calcext:value-type="float">
            <text:p>760400009</text:p>
          </table:table-cell>
        </table:table-row>
        <table:table-row table:style-name="ro1">
          <table:table-cell office:value-type="string" calcext:value-type="string">
            <text:p>sim_ops</text:p>
          </table:table-cell>
          <table:table-cell office:value-type="float" office:value="856668065" calcext:value-type="float">
            <text:p>856668065</text:p>
          </table:table-cell>
          <table:table-cell office:value-type="float" office:value="855918139" calcext:value-type="float">
            <text:p>855918139</text:p>
          </table:table-cell>
          <table:table-cell office:value-type="float" office:value="855752984" calcext:value-type="float">
            <text:p>855752984</text:p>
          </table:table-cell>
          <table:table-cell office:value-type="float" office:value="856191607" calcext:value-type="float">
            <text:p>856191607</text:p>
          </table:table-cell>
        </table:table-row>
        <table:table-row table:style-name="ro1">
          <table:table-cell office:value-type="string" calcext:value-type="string">
            <text:p>system.mem_ctrls.num_reads::cpu0.dtb.walker</text:p>
          </table:table-cell>
          <table:table-cell office:value-type="float" office:value="11024" calcext:value-type="float">
            <text:p>11024</text:p>
          </table:table-cell>
          <table:table-cell office:value-type="float" office:value="2904" calcext:value-type="float">
            <text:p>2904</text:p>
          </table:table-cell>
          <table:table-cell office:value-type="float" office:value="2678" calcext:value-type="float">
            <text:p>267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ystem.mem_ctrls.num_reads::cpu0.itb.walker</text:p>
          </table:table-cell>
          <table:table-cell office:value-type="float" office:value="1210" calcext:value-type="float">
            <text:p>1210</text:p>
          </table:table-cell>
          <table:table-cell office:value-type="float" office:value="678" calcext:value-type="float">
            <text:p>678</text:p>
          </table:table-cell>
          <table:table-cell office:value-type="float" office:value="601" calcext:value-type="float">
            <text:p>60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system.mem_ctrls.num_reads::cpu0.inst</text:p>
          </table:table-cell>
          <table:table-cell office:value-type="float" office:value="4884739" calcext:value-type="float">
            <text:p>4884739</text:p>
          </table:table-cell>
          <table:table-cell office:value-type="float" office:value="339398" calcext:value-type="float">
            <text:p>339398</text:p>
          </table:table-cell>
          <table:table-cell office:value-type="float" office:value="286648" calcext:value-type="float">
            <text:p>286648</text:p>
          </table:table-cell>
          <table:table-cell office:value-type="float" office:value="243782" calcext:value-type="float">
            <text:p>243782</text:p>
          </table:table-cell>
        </table:table-row>
        <table:table-row table:style-name="ro1">
          <table:table-cell office:value-type="string" calcext:value-type="string">
            <text:p>system.mem_ctrls.num_reads::cpu0.data</text:p>
          </table:table-cell>
          <table:table-cell office:value-type="float" office:value="569644" calcext:value-type="float">
            <text:p>569644</text:p>
          </table:table-cell>
          <table:table-cell office:value-type="float" office:value="185856" calcext:value-type="float">
            <text:p>185856</text:p>
          </table:table-cell>
          <table:table-cell office:value-type="float" office:value="153349" calcext:value-type="float">
            <text:p>153349</text:p>
          </table:table-cell>
          <table:table-cell office:value-type="float" office:value="120476" calcext:value-type="float">
            <text:p>120476</text:p>
          </table:table-cell>
        </table:table-row>
        <table:table-row table:style-name="ro1">
          <table:table-cell office:value-type="string" calcext:value-type="string">
            <text:p>system.mem_ctrls.num_reads::cpu1.dtb.walker</text:p>
          </table:table-cell>
          <table:table-cell office:value-type="float" office:value="71128" calcext:value-type="float">
            <text:p>71128</text:p>
          </table:table-cell>
          <table:table-cell office:value-type="float" office:value="13629" calcext:value-type="float">
            <text:p>13629</text:p>
          </table:table-cell>
          <table:table-cell office:value-type="float" office:value="12743" calcext:value-type="float">
            <text:p>12743</text:p>
          </table:table-cell>
          <table:table-cell office:value-type="float" office:value="12016" calcext:value-type="float">
            <text:p>12016</text:p>
          </table:table-cell>
        </table:table-row>
        <table:table-row table:style-name="ro1">
          <table:table-cell office:value-type="string" calcext:value-type="string">
            <text:p>system.mem_ctrls.num_reads::cpu1.itb.walker</text:p>
          </table:table-cell>
          <table:table-cell office:value-type="float" office:value="1724" calcext:value-type="float">
            <text:p>1724</text:p>
          </table:table-cell>
          <table:table-cell office:value-type="float" office:value="1085" calcext:value-type="float">
            <text:p>1085</text:p>
          </table:table-cell>
          <table:table-cell office:value-type="float" office:value="639" calcext:value-type="float">
            <text:p>63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system.mem_ctrls.num_reads::cpu1.inst</text:p>
          </table:table-cell>
          <table:table-cell office:value-type="float" office:value="739607" calcext:value-type="float">
            <text:p>739607</text:p>
          </table:table-cell>
          <table:table-cell office:value-type="float" office:value="251728" calcext:value-type="float">
            <text:p>251728</text:p>
          </table:table-cell>
          <table:table-cell office:value-type="float" office:value="189832" calcext:value-type="float">
            <text:p>189832</text:p>
          </table:table-cell>
          <table:table-cell office:value-type="float" office:value="150046" calcext:value-type="float">
            <text:p>150046</text:p>
          </table:table-cell>
        </table:table-row>
        <table:table-row table:style-name="ro1">
          <table:table-cell office:value-type="string" calcext:value-type="string">
            <text:p>system.mem_ctrls.num_reads::cpu1.data</text:p>
          </table:table-cell>
          <table:table-cell office:value-type="float" office:value="815177" calcext:value-type="float">
            <text:p>815177</text:p>
          </table:table-cell>
          <table:table-cell office:value-type="float" office:value="282719" calcext:value-type="float">
            <text:p>282719</text:p>
          </table:table-cell>
          <table:table-cell office:value-type="float" office:value="204212" calcext:value-type="float">
            <text:p>204212</text:p>
          </table:table-cell>
          <table:table-cell office:value-type="float" office:value="145485" calcext:value-type="float">
            <text:p>145485</text:p>
          </table:table-cell>
        </table:table-row>
        <table:table-row table:style-name="ro1">
          <table:table-cell table:style-name="ce1" office:value-type="string" calcext:value-type="string">
            <text:p>system.mem_ctrls.num_reads::realview.ide</text:p>
          </table:table-cell>
          <table:table-cell office:value-type="float" office:value="11" calcext:value-type="float">
            <text:p>1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ystem.mem_ctrls.num_reads::l2.prefetcher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8168" calcext:value-type="float">
            <text:p>248168</text:p>
          </table:table-cell>
          <table:table-cell office:value-type="float" office:value="221854" calcext:value-type="float">
            <text:p>221854</text:p>
          </table:table-cell>
          <table:table-cell office:value-type="float" office:value="196636" calcext:value-type="float">
            <text:p>196636</text:p>
          </table:table-cell>
        </table:table-row>
        <table:table-row table:style-name="ro1">
          <table:table-cell office:value-type="string" calcext:value-type="string">
            <text:p>system.mem_ctrls.num_reads::total</text:p>
          </table:table-cell>
          <table:table-cell table:style-name="ce3" office:value-type="float" office:value="7094264" calcext:value-type="float">
            <text:p>7094264</text:p>
          </table:table-cell>
          <table:table-cell table:style-name="ce3" office:value-type="float" office:value="1326165" calcext:value-type="float">
            <text:p>1326165</text:p>
          </table:table-cell>
          <table:table-cell table:style-name="ce3" office:value-type="float" office:value="1072556" calcext:value-type="float">
            <text:p>1072556</text:p>
          </table:table-cell>
          <table:table-cell table:style-name="ce3" office:value-type="float" office:value="871439" calcext:value-type="float">
            <text:p>871439</text:p>
          </table:table-cell>
        </table:table-row>
        <table:table-row table:style-name="ro1">
          <table:table-cell office:value-type="string" calcext:value-type="string">
            <text:p>system.mem_ctrls.num_writes::writebacks</text:p>
          </table:table-cell>
          <table:table-cell table:style-name="ce3" office:value-type="float" office:value="641562" calcext:value-type="float">
            <text:p>641562</text:p>
          </table:table-cell>
          <table:table-cell table:style-name="ce3" office:value-type="float" office:value="452128" calcext:value-type="float">
            <text:p>452128</text:p>
          </table:table-cell>
          <table:table-cell table:style-name="ce3" office:value-type="float" office:value="416091" calcext:value-type="float">
            <text:p>416091</text:p>
          </table:table-cell>
          <table:table-cell table:style-name="ce3" office:value-type="float" office:value="371582" calcext:value-type="float">
            <text:p>371582</text:p>
          </table:table-cell>
        </table:table-row>
        <table:table-row table:style-name="ro1">
          <table:table-cell office:value-type="string" calcext:value-type="string">
            <text:p>system.mem_ctrls.num_writes::total</text:p>
          </table:table-cell>
          <table:table-cell table:style-name="ce3" office:value-type="float" office:value="641562" calcext:value-type="float">
            <text:p>641562</text:p>
          </table:table-cell>
          <table:table-cell table:style-name="ce3" office:value-type="float" office:value="452128" calcext:value-type="float">
            <text:p>452128</text:p>
          </table:table-cell>
          <table:table-cell table:style-name="ce3" office:value-type="float" office:value="416091" calcext:value-type="float">
            <text:p>416091</text:p>
          </table:table-cell>
          <table:table-cell table:style-name="ce3" office:value-type="float" office:value="371582" calcext:value-type="float">
            <text:p>371582</text:p>
          </table:table-cell>
        </table:table-row>
        <table:table-row table:style-name="ro1">
          <table:table-cell office:value-type="string" calcext:value-type="string">
            <text:p>system.mem_ctrls.readReqs</text:p>
          </table:table-cell>
          <table:table-cell office:value-type="float" office:value="7094264" calcext:value-type="float">
            <text:p>7094264</text:p>
          </table:table-cell>
          <table:table-cell office:value-type="float" office:value="1326165" calcext:value-type="float">
            <text:p>1326165</text:p>
          </table:table-cell>
          <table:table-cell office:value-type="float" office:value="1072556" calcext:value-type="float">
            <text:p>1072556</text:p>
          </table:table-cell>
          <table:table-cell office:value-type="float" office:value="871439" calcext:value-type="float">
            <text:p>871439</text:p>
          </table:table-cell>
        </table:table-row>
        <table:table-row table:style-name="ro1">
          <table:table-cell office:value-type="string" calcext:value-type="string">
            <text:p>system.cf0.dma_read_full_pag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f0.dma_read_by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f0.dma_read_tx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f0.dma_write_full_pages</text:p>
          </table:table-cell>
          <table:table-cell table:number-columns-repeated="4"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system.cf0.dma_write_bytes</text:p>
          </table:table-cell>
          <table:table-cell table:number-columns-repeated="4" office:value-type="float" office:value="9430016" calcext:value-type="float">
            <text:p>9430016</text:p>
          </table:table-cell>
        </table:table-row>
        <table:table-row table:style-name="ro1">
          <table:table-cell office:value-type="string" calcext:value-type="string">
            <text:p>system.cf0.dma_write_txs</text:p>
          </table:table-cell>
          <table:table-cell table:number-columns-repeated="4" office:value-type="float" office:value="2409" calcext:value-type="float">
            <text:p>2409</text:p>
          </table:table-cell>
        </table:table-row>
        <table:table-row table:style-name="ro1">
          <table:table-cell office:value-type="string" calcext:value-type="string">
            <text:p>system.cpu0.dstage2_mmu.stage2_tlb.read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dstage2_mmu.stage2_tlb.read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dstage2_mmu.stage2_tlb.write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dstage2_mmu.stage2_tlb.write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dstage2_mmu.stage2_tlb.read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dstage2_mmu.stage2_tlb.write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dtb.read_hits</text:p>
          </table:table-cell>
          <table:table-cell office:value-type="float" office:value="88308103" calcext:value-type="float">
            <text:p>88308103</text:p>
          </table:table-cell>
          <table:table-cell office:value-type="float" office:value="87810475" calcext:value-type="float">
            <text:p>87810475</text:p>
          </table:table-cell>
          <table:table-cell office:value-type="float" office:value="87649550" calcext:value-type="float">
            <text:p>87649550</text:p>
          </table:table-cell>
          <table:table-cell office:value-type="float" office:value="87690623" calcext:value-type="float">
            <text:p>87690623</text:p>
          </table:table-cell>
        </table:table-row>
        <table:table-row table:style-name="ro1">
          <table:table-cell office:value-type="string" calcext:value-type="string">
            <text:p>system.cpu0.dtb.read_misses</text:p>
          </table:table-cell>
          <table:table-cell office:value-type="float" office:value="219518" calcext:value-type="float">
            <text:p>219518</text:p>
          </table:table-cell>
          <table:table-cell office:value-type="float" office:value="201709" calcext:value-type="float">
            <text:p>201709</text:p>
          </table:table-cell>
          <table:table-cell office:value-type="float" office:value="201025" calcext:value-type="float">
            <text:p>201025</text:p>
          </table:table-cell>
          <table:table-cell office:value-type="float" office:value="217363" calcext:value-type="float">
            <text:p>217363</text:p>
          </table:table-cell>
        </table:table-row>
        <table:table-row table:style-name="ro1">
          <table:table-cell office:value-type="string" calcext:value-type="string">
            <text:p>system.cpu0.dtb.write_hits</text:p>
          </table:table-cell>
          <table:table-cell office:value-type="float" office:value="64127913" calcext:value-type="float">
            <text:p>64127913</text:p>
          </table:table-cell>
          <table:table-cell office:value-type="float" office:value="63882535" calcext:value-type="float">
            <text:p>63882535</text:p>
          </table:table-cell>
          <table:table-cell office:value-type="float" office:value="63808468" calcext:value-type="float">
            <text:p>63808468</text:p>
          </table:table-cell>
          <table:table-cell office:value-type="float" office:value="63737319" calcext:value-type="float">
            <text:p>63737319</text:p>
          </table:table-cell>
        </table:table-row>
        <table:table-row table:style-name="ro1">
          <table:table-cell office:value-type="string" calcext:value-type="string">
            <text:p>system.cpu0.dtb.write_misses</text:p>
          </table:table-cell>
          <table:table-cell office:value-type="float" office:value="47953" calcext:value-type="float">
            <text:p>47953</text:p>
          </table:table-cell>
          <table:table-cell office:value-type="float" office:value="44850" calcext:value-type="float">
            <text:p>44850</text:p>
          </table:table-cell>
          <table:table-cell office:value-type="float" office:value="44956" calcext:value-type="float">
            <text:p>44956</text:p>
          </table:table-cell>
          <table:table-cell office:value-type="float" office:value="43302" calcext:value-type="float">
            <text:p>43302</text:p>
          </table:table-cell>
        </table:table-row>
        <table:table-row table:style-name="ro1">
          <table:table-cell office:value-type="string" calcext:value-type="string">
            <text:p>system.cpu0.dtb.read_accesses</text:p>
          </table:table-cell>
          <table:table-cell office:value-type="float" office:value="88527621" calcext:value-type="float">
            <text:p>88527621</text:p>
          </table:table-cell>
          <table:table-cell office:value-type="float" office:value="88012184" calcext:value-type="float">
            <text:p>88012184</text:p>
          </table:table-cell>
          <table:table-cell office:value-type="float" office:value="87850575" calcext:value-type="float">
            <text:p>87850575</text:p>
          </table:table-cell>
          <table:table-cell office:value-type="float" office:value="87907986" calcext:value-type="float">
            <text:p>87907986</text:p>
          </table:table-cell>
        </table:table-row>
        <table:table-row table:style-name="ro1">
          <table:table-cell office:value-type="string" calcext:value-type="string">
            <text:p>system.cpu0.dtb.write_accesses</text:p>
          </table:table-cell>
          <table:table-cell office:value-type="float" office:value="64175866" calcext:value-type="float">
            <text:p>64175866</text:p>
          </table:table-cell>
          <table:table-cell office:value-type="float" office:value="63927385" calcext:value-type="float">
            <text:p>63927385</text:p>
          </table:table-cell>
          <table:table-cell office:value-type="float" office:value="63853424" calcext:value-type="float">
            <text:p>63853424</text:p>
          </table:table-cell>
          <table:table-cell office:value-type="float" office:value="63780621" calcext:value-type="float">
            <text:p>63780621</text:p>
          </table:table-cell>
        </table:table-row>
        <table:table-row table:style-name="ro1">
          <table:table-cell office:value-type="string" calcext:value-type="string">
            <text:p>system.cpu0.istage2_mmu.stage2_tlb.read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istage2_mmu.stage2_tlb.read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istage2_mmu.stage2_tlb.write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istage2_mmu.stage2_tlb.write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istage2_mmu.stage2_tlb.read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istage2_mmu.stage2_tlb.write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itb.read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itb.read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itb.write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itb.write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itb.read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itb.write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0.dcache.overall_hits::total</text:p>
          </table:table-cell>
          <table:table-cell office:value-type="float" office:value="139752223" calcext:value-type="float">
            <text:p>139752223</text:p>
          </table:table-cell>
          <table:table-cell office:value-type="float" office:value="139041894" calcext:value-type="float">
            <text:p>139041894</text:p>
          </table:table-cell>
          <table:table-cell office:value-type="float" office:value="138595449" calcext:value-type="float">
            <text:p>138595449</text:p>
          </table:table-cell>
          <table:table-cell office:value-type="float" office:value="138708595" calcext:value-type="float">
            <text:p>138708595</text:p>
          </table:table-cell>
        </table:table-row>
        <table:table-row table:style-name="ro1">
          <table:table-cell office:value-type="string" calcext:value-type="string">
            <text:p>system.cpu0.dcache.overall_misses::total</text:p>
          </table:table-cell>
          <table:table-cell office:value-type="float" office:value="1867977" calcext:value-type="float">
            <text:p>1867977</text:p>
          </table:table-cell>
          <table:table-cell office:value-type="float" office:value="1721963" calcext:value-type="float">
            <text:p>1721963</text:p>
          </table:table-cell>
          <table:table-cell office:value-type="float" office:value="1689317" calcext:value-type="float">
            <text:p>1689317</text:p>
          </table:table-cell>
          <table:table-cell office:value-type="float" office:value="1667479" calcext:value-type="float">
            <text:p>1667479</text:p>
          </table:table-cell>
        </table:table-row>
        <table:table-row table:style-name="ro1">
          <table:table-cell office:value-type="string" calcext:value-type="string">
            <text:p>system.cpu0.dcache.overall_accesses::total</text:p>
          </table:table-cell>
          <table:table-cell office:value-type="float" office:value="141620200" calcext:value-type="float">
            <text:p>141620200</text:p>
          </table:table-cell>
          <table:table-cell office:value-type="float" office:value="140763857" calcext:value-type="float">
            <text:p>140763857</text:p>
          </table:table-cell>
          <table:table-cell office:value-type="float" office:value="140284766" calcext:value-type="float">
            <text:p>140284766</text:p>
          </table:table-cell>
          <table:table-cell office:value-type="float" office:value="140376074" calcext:value-type="float">
            <text:p>140376074</text:p>
          </table:table-cell>
        </table:table-row>
        <table:table-row table:style-name="ro1">
          <table:table-cell office:value-type="string" calcext:value-type="string">
            <text:p>system.cpu0.icache.overall_hits::total</text:p>
          </table:table-cell>
          <table:table-cell office:value-type="float" office:value="254706998" calcext:value-type="float">
            <text:p>254706998</text:p>
          </table:table-cell>
          <table:table-cell office:value-type="float" office:value="256888428" calcext:value-type="float">
            <text:p>256888428</text:p>
          </table:table-cell>
          <table:table-cell office:value-type="float" office:value="256741045" calcext:value-type="float">
            <text:p>256741045</text:p>
          </table:table-cell>
          <table:table-cell office:value-type="float" office:value="256704979" calcext:value-type="float">
            <text:p>256704979</text:p>
          </table:table-cell>
        </table:table-row>
        <table:table-row table:style-name="ro1">
          <table:table-cell office:value-type="string" calcext:value-type="string">
            <text:p>system.cpu0.icache.overall_misses::total</text:p>
          </table:table-cell>
          <table:table-cell office:value-type="float" office:value="5606910" calcext:value-type="float">
            <text:p>5606910</text:p>
          </table:table-cell>
          <table:table-cell office:value-type="float" office:value="5191916" calcext:value-type="float">
            <text:p>5191916</text:p>
          </table:table-cell>
          <table:table-cell office:value-type="float" office:value="4621235" calcext:value-type="float">
            <text:p>4621235</text:p>
          </table:table-cell>
          <table:table-cell office:value-type="float" office:value="4846327" calcext:value-type="float">
            <text:p>4846327</text:p>
          </table:table-cell>
        </table:table-row>
        <table:table-row table:style-name="ro1">
          <table:table-cell office:value-type="string" calcext:value-type="string">
            <text:p>system.cpu0.icache.overall_accesses::total</text:p>
          </table:table-cell>
          <table:table-cell office:value-type="float" office:value="260313908" calcext:value-type="float">
            <text:p>260313908</text:p>
          </table:table-cell>
          <table:table-cell office:value-type="float" office:value="262080344" calcext:value-type="float">
            <text:p>262080344</text:p>
          </table:table-cell>
          <table:table-cell office:value-type="float" office:value="261362280" calcext:value-type="float">
            <text:p>261362280</text:p>
          </table:table-cell>
          <table:table-cell office:value-type="float" office:value="261551306" calcext:value-type="float">
            <text:p>261551306</text:p>
          </table:table-cell>
        </table:table-row>
        <table:table-row table:style-name="ro1">
          <table:table-cell office:value-type="string" calcext:value-type="string">
            <text:p>system.cpu1.dstage2_mmu.stage2_tlb.read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dstage2_mmu.stage2_tlb.read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dstage2_mmu.stage2_tlb.write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dstage2_mmu.stage2_tlb.write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dstage2_mmu.stage2_tlb.read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dstage2_mmu.stage2_tlb.write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dtb.read_hits</text:p>
          </table:table-cell>
          <table:table-cell office:value-type="float" office:value="42793165" calcext:value-type="float">
            <text:p>42793165</text:p>
          </table:table-cell>
          <table:table-cell office:value-type="float" office:value="43243337" calcext:value-type="float">
            <text:p>43243337</text:p>
          </table:table-cell>
          <table:table-cell office:value-type="float" office:value="43410905" calcext:value-type="float">
            <text:p>43410905</text:p>
          </table:table-cell>
          <table:table-cell office:value-type="float" office:value="43579122" calcext:value-type="float">
            <text:p>43579122</text:p>
          </table:table-cell>
        </table:table-row>
        <table:table-row table:style-name="ro1">
          <table:table-cell office:value-type="string" calcext:value-type="string">
            <text:p>system.cpu1.dtb.read_misses</text:p>
          </table:table-cell>
          <table:table-cell office:value-type="float" office:value="366368" calcext:value-type="float">
            <text:p>366368</text:p>
          </table:table-cell>
          <table:table-cell office:value-type="float" office:value="366855" calcext:value-type="float">
            <text:p>366855</text:p>
          </table:table-cell>
          <table:table-cell office:value-type="float" office:value="370148" calcext:value-type="float">
            <text:p>370148</text:p>
          </table:table-cell>
          <table:table-cell office:value-type="float" office:value="370942" calcext:value-type="float">
            <text:p>370942</text:p>
          </table:table-cell>
        </table:table-row>
        <table:table-row table:style-name="ro1">
          <table:table-cell office:value-type="string" calcext:value-type="string">
            <text:p>system.cpu1.dtb.write_hits</text:p>
          </table:table-cell>
          <table:table-cell office:value-type="float" office:value="25732692" calcext:value-type="float">
            <text:p>25732692</text:p>
          </table:table-cell>
          <table:table-cell office:value-type="float" office:value="26201576" calcext:value-type="float">
            <text:p>26201576</text:p>
          </table:table-cell>
          <table:table-cell office:value-type="float" office:value="26345967" calcext:value-type="float">
            <text:p>26345967</text:p>
          </table:table-cell>
          <table:table-cell office:value-type="float" office:value="26365082" calcext:value-type="float">
            <text:p>26365082</text:p>
          </table:table-cell>
        </table:table-row>
        <table:table-row table:style-name="ro1">
          <table:table-cell office:value-type="string" calcext:value-type="string">
            <text:p>system.cpu1.dtb.write_misses</text:p>
          </table:table-cell>
          <table:table-cell office:value-type="float" office:value="57059" calcext:value-type="float">
            <text:p>57059</text:p>
          </table:table-cell>
          <table:table-cell office:value-type="float" office:value="58280" calcext:value-type="float">
            <text:p>58280</text:p>
          </table:table-cell>
          <table:table-cell office:value-type="float" office:value="59088" calcext:value-type="float">
            <text:p>59088</text:p>
          </table:table-cell>
          <table:table-cell office:value-type="float" office:value="59510" calcext:value-type="float">
            <text:p>59510</text:p>
          </table:table-cell>
        </table:table-row>
        <table:table-row table:style-name="ro1">
          <table:table-cell office:value-type="string" calcext:value-type="string">
            <text:p>system.cpu1.dtb.read_accesses</text:p>
          </table:table-cell>
          <table:table-cell office:value-type="float" office:value="43159533" calcext:value-type="float">
            <text:p>43159533</text:p>
          </table:table-cell>
          <table:table-cell office:value-type="float" office:value="43610192" calcext:value-type="float">
            <text:p>43610192</text:p>
          </table:table-cell>
          <table:table-cell office:value-type="float" office:value="43781053" calcext:value-type="float">
            <text:p>43781053</text:p>
          </table:table-cell>
          <table:table-cell office:value-type="float" office:value="43950064" calcext:value-type="float">
            <text:p>43950064</text:p>
          </table:table-cell>
        </table:table-row>
        <table:table-row table:style-name="ro1">
          <table:table-cell office:value-type="string" calcext:value-type="string">
            <text:p>system.cpu1.dtb.write_accesses</text:p>
          </table:table-cell>
          <table:table-cell office:value-type="float" office:value="25789751" calcext:value-type="float">
            <text:p>25789751</text:p>
          </table:table-cell>
          <table:table-cell office:value-type="float" office:value="26259856" calcext:value-type="float">
            <text:p>26259856</text:p>
          </table:table-cell>
          <table:table-cell office:value-type="float" office:value="26405055" calcext:value-type="float">
            <text:p>26405055</text:p>
          </table:table-cell>
          <table:table-cell office:value-type="float" office:value="26424592" calcext:value-type="float">
            <text:p>26424592</text:p>
          </table:table-cell>
        </table:table-row>
        <table:table-row table:style-name="ro1">
          <table:table-cell office:value-type="string" calcext:value-type="string">
            <text:p>system.cpu1.istage2_mmu.stage2_tlb.read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istage2_mmu.stage2_tlb.read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istage2_mmu.stage2_tlb.write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istage2_mmu.stage2_tlb.write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istage2_mmu.stage2_tlb.read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istage2_mmu.stage2_tlb.write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itb.read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itb.read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itb.write_hi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itb.write_mi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itb.read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itb.write_access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cpu1.dcache.overall_hits::total</text:p>
          </table:table-cell>
          <table:table-cell office:value-type="float" office:value="62429417" calcext:value-type="float">
            <text:p>62429417</text:p>
          </table:table-cell>
          <table:table-cell office:value-type="float" office:value="63154495" calcext:value-type="float">
            <text:p>63154495</text:p>
          </table:table-cell>
          <table:table-cell office:value-type="float" office:value="63344042" calcext:value-type="float">
            <text:p>63344042</text:p>
          </table:table-cell>
          <table:table-cell office:value-type="float" office:value="63616374" calcext:value-type="float">
            <text:p>63616374</text:p>
          </table:table-cell>
        </table:table-row>
        <table:table-row table:style-name="ro1">
          <table:table-cell office:value-type="string" calcext:value-type="string">
            <text:p>system.cpu1.dcache.overall_misses::total</text:p>
          </table:table-cell>
          <table:table-cell office:value-type="float" office:value="2271367" calcext:value-type="float">
            <text:p>2271367</text:p>
          </table:table-cell>
          <table:table-cell office:value-type="float" office:value="2370131" calcext:value-type="float">
            <text:p>2370131</text:p>
          </table:table-cell>
          <table:table-cell office:value-type="float" office:value="2459457" calcext:value-type="float">
            <text:p>2459457</text:p>
          </table:table-cell>
          <table:table-cell office:value-type="float" office:value="2378013" calcext:value-type="float">
            <text:p>2378013</text:p>
          </table:table-cell>
        </table:table-row>
        <table:table-row table:style-name="ro1">
          <table:table-cell office:value-type="string" calcext:value-type="string">
            <text:p>system.cpu1.dcache.overall_accesses::total</text:p>
          </table:table-cell>
          <table:table-cell office:value-type="float" office:value="64700784" calcext:value-type="float">
            <text:p>64700784</text:p>
          </table:table-cell>
          <table:table-cell office:value-type="float" office:value="65524626" calcext:value-type="float">
            <text:p>65524626</text:p>
          </table:table-cell>
          <table:table-cell office:value-type="float" office:value="65803499" calcext:value-type="float">
            <text:p>65803499</text:p>
          </table:table-cell>
          <table:table-cell office:value-type="float" office:value="65994387" calcext:value-type="float">
            <text:p>65994387</text:p>
          </table:table-cell>
        </table:table-row>
        <table:table-row table:style-name="ro1">
          <table:table-cell office:value-type="string" calcext:value-type="string">
            <text:p>system.cpu1.icache.overall_hits::total</text:p>
          </table:table-cell>
          <table:table-cell office:value-type="float" office:value="82841801" calcext:value-type="float">
            <text:p>82841801</text:p>
          </table:table-cell>
          <table:table-cell office:value-type="float" office:value="83755938" calcext:value-type="float">
            <text:p>83755938</text:p>
          </table:table-cell>
          <table:table-cell office:value-type="float" office:value="83786116" calcext:value-type="float">
            <text:p>83786116</text:p>
          </table:table-cell>
          <table:table-cell office:value-type="float" office:value="84455651" calcext:value-type="float">
            <text:p>84455651</text:p>
          </table:table-cell>
        </table:table-row>
        <table:table-row table:style-name="ro1">
          <table:table-cell office:value-type="string" calcext:value-type="string">
            <text:p>system.cpu1.icache.overall_misses::total</text:p>
          </table:table-cell>
          <table:table-cell office:value-type="float" office:value="823479" calcext:value-type="float">
            <text:p>823479</text:p>
          </table:table-cell>
          <table:table-cell office:value-type="float" office:value="900518" calcext:value-type="float">
            <text:p>900518</text:p>
          </table:table-cell>
          <table:table-cell office:value-type="float" office:value="978414" calcext:value-type="float">
            <text:p>978414</text:p>
          </table:table-cell>
          <table:table-cell office:value-type="float" office:value="846870" calcext:value-type="float">
            <text:p>846870</text:p>
          </table:table-cell>
        </table:table-row>
        <table:table-row table:style-name="ro1">
          <table:table-cell office:value-type="string" calcext:value-type="string">
            <text:p>system.cpu1.icache.overall_accesses::total</text:p>
          </table:table-cell>
          <table:table-cell office:value-type="float" office:value="83665280" calcext:value-type="float">
            <text:p>83665280</text:p>
          </table:table-cell>
          <table:table-cell office:value-type="float" office:value="84656456" calcext:value-type="float">
            <text:p>84656456</text:p>
          </table:table-cell>
          <table:table-cell office:value-type="float" office:value="84764530" calcext:value-type="float">
            <text:p>84764530</text:p>
          </table:table-cell>
          <table:table-cell office:value-type="float" office:value="85302521" calcext:value-type="float">
            <text:p>85302521</text:p>
          </table:table-cell>
        </table:table-row>
        <table:table-row table:style-name="ro1">
          <table:table-cell office:value-type="string" calcext:value-type="string">
            <text:p>system.l2.tags.replacements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55598" calcext:value-type="float">
            <text:p>955598</text:p>
          </table:table-cell>
          <table:table-cell office:value-type="float" office:value="713986" calcext:value-type="float">
            <text:p>713986</text:p>
          </table:table-cell>
          <table:table-cell office:value-type="float" office:value="510201" calcext:value-type="float">
            <text:p>510201</text:p>
          </table:table-cell>
        </table:table-row>
        <table:table-row table:style-name="ro1">
          <table:table-cell office:value-type="string" calcext:value-type="string">
            <text:p>system.l2.overall_hits::total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204949" calcext:value-type="float">
            <text:p>6204949</text:p>
          </table:table-cell>
          <table:table-cell office:value-type="float" office:value="5964408" calcext:value-type="float">
            <text:p>5964408</text:p>
          </table:table-cell>
          <table:table-cell office:value-type="float" office:value="6191919" calcext:value-type="float">
            <text:p>6191919</text:p>
          </table:table-cell>
        </table:table-row>
        <table:table-row table:style-name="ro1">
          <table:table-cell office:value-type="string" calcext:value-type="string">
            <text:p>system.l2.overall_misses::total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87640" calcext:value-type="float">
            <text:p>1087640</text:p>
          </table:table-cell>
          <table:table-cell office:value-type="float" office:value="859870" calcext:value-type="float">
            <text:p>859870</text:p>
          </table:table-cell>
          <table:table-cell office:value-type="float" office:value="683731" calcext:value-type="float">
            <text:p>683731</text:p>
          </table:table-cell>
        </table:table-row>
        <table:table-row table:style-name="ro1">
          <table:table-cell office:value-type="string" calcext:value-type="string">
            <text:p>system.l2.overall_accesses::total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292589" calcext:value-type="float">
            <text:p>7292589</text:p>
          </table:table-cell>
          <table:table-cell office:value-type="float" office:value="6824278" calcext:value-type="float">
            <text:p>6824278</text:p>
          </table:table-cell>
          <table:table-cell office:value-type="float" office:value="6875650" calcext:value-type="float">
            <text:p>6875650</text:p>
          </table:table-cell>
        </table:table-row>
        <table:table-row table:style-name="ro1">
          <table:table-cell office:value-type="string" calcext:value-type="string">
            <text:p>dcache – Access time (ns)</text:p>
          </table:table-cell>
          <table:table-cell table:formula="of:=[caches.$G$2]" office:value-type="float" office:value="0.370182" calcext:value-type="float">
            <text:p>0,370182</text:p>
          </table:table-cell>
          <table:table-cell table:formula="of:=[caches.$G$2]" office:value-type="float" office:value="0.370182" calcext:value-type="float">
            <text:p>0,370182</text:p>
          </table:table-cell>
          <table:table-cell table:formula="of:=[caches.$G$2]" office:value-type="float" office:value="0.370182" calcext:value-type="float">
            <text:p>0,370182</text:p>
          </table:table-cell>
          <table:table-cell table:formula="of:=[caches.$G$2]" office:value-type="float" office:value="0.370182" calcext:value-type="float">
            <text:p>0,370182</text:p>
          </table:table-cell>
        </table:table-row>
        <table:table-row table:style-name="ro1">
          <table:table-cell office:value-type="string" calcext:value-type="string">
            <text:p>icache – Access time (ns)</text:p>
          </table:table-cell>
          <table:table-cell table:style-name="ce2" table:formula="of:=[caches.$G$3]" office:value-type="float" office:value="0.597856" calcext:value-type="float">
            <text:p>0,597856</text:p>
          </table:table-cell>
          <table:table-cell table:style-name="ce2" table:formula="of:=[caches.$G$3]" office:value-type="float" office:value="0.597856" calcext:value-type="float">
            <text:p>0,597856</text:p>
          </table:table-cell>
          <table:table-cell table:style-name="ce2" table:formula="of:=[caches.$G$3]" office:value-type="float" office:value="0.597856" calcext:value-type="float">
            <text:p>0,597856</text:p>
          </table:table-cell>
          <table:table-cell table:style-name="ce2" table:formula="of:=[caches.$G$3]" office:value-type="float" office:value="0.597856" calcext:value-type="float">
            <text:p>0,597856</text:p>
          </table:table-cell>
        </table:table-row>
        <table:table-row table:style-name="ro1">
          <table:table-cell office:value-type="string" calcext:value-type="string">
            <text:p>L2 – Access time (ns)</text:p>
          </table:table-cell>
          <table:table-cell table:style-name="ce1" office:value-type="float" office:value="0" calcext:value-type="float">
            <text:p>0</text:p>
          </table:table-cell>
          <table:table-cell table:formula="of:=[caches.$G$11]" office:value-type="float" office:value="2.1768" calcext:value-type="float">
            <text:p>2,1768</text:p>
          </table:table-cell>
          <table:table-cell table:formula="of:=[caches.$G$12]" office:value-type="float" office:value="2.26087" calcext:value-type="float">
            <text:p>2,26087</text:p>
          </table:table-cell>
          <table:table-cell table:formula="of:=[caches.$G$13]" office:value-type="float" office:value="2.44966" calcext:value-type="float">
            <text:p>2,44966</text:p>
          </table:table-cell>
        </table:table-row>
        <table:table-row table:style-name="ro1">
          <table:table-cell office:value-type="string" calcext:value-type="string">
            <text:p>dcache – <text:s/>Dynamic read energy (nJ)</text:p>
          </table:table-cell>
          <table:table-cell table:formula="of:=[caches.$J$2]" office:value-type="float" office:value="0.0259513" calcext:value-type="float">
            <text:p>0,0259513</text:p>
          </table:table-cell>
          <table:table-cell table:formula="of:=[caches.$J$2]" office:value-type="float" office:value="0.0259513" calcext:value-type="float">
            <text:p>0,0259513</text:p>
          </table:table-cell>
          <table:table-cell table:formula="of:=[caches.$J$2]" office:value-type="float" office:value="0.0259513" calcext:value-type="float">
            <text:p>0,0259513</text:p>
          </table:table-cell>
          <table:table-cell table:formula="of:=[caches.$J$2]" office:value-type="float" office:value="0.0259513" calcext:value-type="float">
            <text:p>0,0259513</text:p>
          </table:table-cell>
        </table:table-row>
        <table:table-row table:style-name="ro1">
          <table:table-cell office:value-type="string" calcext:value-type="string">
            <text:p>dcache – <text:s/>Dynamic write energy (nJ)</text:p>
          </table:table-cell>
          <table:table-cell table:formula="of:=[caches.$K$2]" office:value-type="float" office:value="0.0329853" calcext:value-type="float">
            <text:p>0,0329853</text:p>
          </table:table-cell>
          <table:table-cell table:formula="of:=[caches.$K$2]" office:value-type="float" office:value="0.0329853" calcext:value-type="float">
            <text:p>0,0329853</text:p>
          </table:table-cell>
          <table:table-cell table:formula="of:=[caches.$K$2]" office:value-type="float" office:value="0.0329853" calcext:value-type="float">
            <text:p>0,0329853</text:p>
          </table:table-cell>
          <table:table-cell table:formula="of:=[caches.$K$2]" office:value-type="float" office:value="0.0329853" calcext:value-type="float">
            <text:p>0,0329853</text:p>
          </table:table-cell>
        </table:table-row>
        <table:table-row table:style-name="ro1">
          <table:table-cell office:value-type="string" calcext:value-type="string">
            <text:p>icache – <text:s/>Dynamic read energy (nJ)</text:p>
          </table:table-cell>
          <table:table-cell table:formula="of:=[caches.$J$3]" office:value-type="float" office:value="0.061707" calcext:value-type="float">
            <text:p>0,061707</text:p>
          </table:table-cell>
          <table:table-cell table:formula="of:=[caches.$J$3]" office:value-type="float" office:value="0.061707" calcext:value-type="float">
            <text:p>0,061707</text:p>
          </table:table-cell>
          <table:table-cell table:formula="of:=[caches.$J$3]" office:value-type="float" office:value="0.061707" calcext:value-type="float">
            <text:p>0,061707</text:p>
          </table:table-cell>
          <table:table-cell table:formula="of:=[caches.$J$3]" office:value-type="float" office:value="0.061707" calcext:value-type="float">
            <text:p>0,061707</text:p>
          </table:table-cell>
        </table:table-row>
        <table:table-row table:style-name="ro1">
          <table:table-cell office:value-type="string" calcext:value-type="string">
            <text:p>icache – <text:s/>Dynamic write energy (nJ)</text:p>
          </table:table-cell>
          <table:table-cell table:formula="of:=[caches.$K$3]" office:value-type="float" office:value="0.0652529" calcext:value-type="float">
            <text:p>0,0652529</text:p>
          </table:table-cell>
          <table:table-cell table:formula="of:=[caches.$K$3]" office:value-type="float" office:value="0.0652529" calcext:value-type="float">
            <text:p>0,0652529</text:p>
          </table:table-cell>
          <table:table-cell table:formula="of:=[caches.$K$3]" office:value-type="float" office:value="0.0652529" calcext:value-type="float">
            <text:p>0,0652529</text:p>
          </table:table-cell>
          <table:table-cell table:formula="of:=[caches.$K$3]" office:value-type="float" office:value="0.0652529" calcext:value-type="float">
            <text:p>0,0652529</text:p>
          </table:table-cell>
        </table:table-row>
        <table:table-row table:style-name="ro1">
          <table:table-cell table:style-name="ce2" office:value-type="string" calcext:value-type="string">
            <text:p>dcahce - Standby leakage per bank(mW)</text:p>
          </table:table-cell>
          <table:table-cell table:formula="of:=[caches.$L$2]" office:value-type="float" office:value="13.6989" calcext:value-type="float">
            <text:p>13,6989</text:p>
          </table:table-cell>
          <table:table-cell table:formula="of:=[caches.$L$2]" office:value-type="float" office:value="13.6989" calcext:value-type="float">
            <text:p>13,6989</text:p>
          </table:table-cell>
          <table:table-cell table:formula="of:=[caches.$L$2]" office:value-type="float" office:value="13.6989" calcext:value-type="float">
            <text:p>13,6989</text:p>
          </table:table-cell>
          <table:table-cell table:formula="of:=[caches.$L$2]" office:value-type="float" office:value="13.6989" calcext:value-type="float">
            <text:p>13,6989</text:p>
          </table:table-cell>
        </table:table-row>
        <table:table-row table:style-name="ro1">
          <table:table-cell table:style-name="ce2" office:value-type="string" calcext:value-type="string">
            <text:p>icahce - Standby leakage per bank(mW)</text:p>
          </table:table-cell>
          <table:table-cell table:formula="of:=[caches.$L$3]" office:value-type="float" office:value="14.5519" calcext:value-type="float">
            <text:p>14,5519</text:p>
          </table:table-cell>
          <table:table-cell table:formula="of:=[caches.$L$3]" office:value-type="float" office:value="14.5519" calcext:value-type="float">
            <text:p>14,5519</text:p>
          </table:table-cell>
          <table:table-cell table:formula="of:=[caches.$L$3]" office:value-type="float" office:value="14.5519" calcext:value-type="float">
            <text:p>14,5519</text:p>
          </table:table-cell>
          <table:table-cell table:formula="of:=[caches.$L$3]" office:value-type="float" office:value="14.5519" calcext:value-type="float">
            <text:p>14,5519</text:p>
          </table:table-cell>
        </table:table-row>
        <table:table-row table:style-name="ro1">
          <table:table-cell office:value-type="string" calcext:value-type="string">
            <text:p>dcache - <text:s/>Area (mm2)</text:p>
          </table:table-cell>
          <table:table-cell table:formula="of:=[caches.$M$2]" office:value-type="float" office:value="0.102696" calcext:value-type="float">
            <text:p>0,102696</text:p>
          </table:table-cell>
          <table:table-cell table:formula="of:=[caches.$M$2]" office:value-type="float" office:value="0.102696" calcext:value-type="float">
            <text:p>0,102696</text:p>
          </table:table-cell>
          <table:table-cell table:formula="of:=[caches.$M$2]" office:value-type="float" office:value="0.102696" calcext:value-type="float">
            <text:p>0,102696</text:p>
          </table:table-cell>
          <table:table-cell table:formula="of:=[caches.$M$2]" office:value-type="float" office:value="0.102696" calcext:value-type="float">
            <text:p>0,102696</text:p>
          </table:table-cell>
        </table:table-row>
        <table:table-row table:style-name="ro1">
          <table:table-cell office:value-type="string" calcext:value-type="string">
            <text:p>icache - <text:s/>Area (mm2)</text:p>
          </table:table-cell>
          <table:table-cell table:formula="of:=[caches.$M$3]" office:value-type="float" office:value="0.234145" calcext:value-type="float">
            <text:p>0,234145</text:p>
          </table:table-cell>
          <table:table-cell table:formula="of:=[caches.$M$3]" office:value-type="float" office:value="0.234145" calcext:value-type="float">
            <text:p>0,234145</text:p>
          </table:table-cell>
          <table:table-cell table:formula="of:=[caches.$M$3]" office:value-type="float" office:value="0.234145" calcext:value-type="float">
            <text:p>0,234145</text:p>
          </table:table-cell>
          <table:table-cell table:formula="of:=[caches.$M$3]" office:value-type="float" office:value="0.234145" calcext:value-type="float">
            <text:p>0,234145</text:p>
          </table:table-cell>
        </table:table-row>
        <table:table-row table:style-name="ro1">
          <table:table-cell office:value-type="string" calcext:value-type="string">
            <text:p>L2 – Dynamic read energy (nJ)</text:p>
          </table:table-cell>
          <table:table-cell table:style-name="ce1" office:value-type="float" office:value="0" calcext:value-type="float">
            <text:p>0</text:p>
          </table:table-cell>
          <table:table-cell table:formula="of:=[caches.$J$11]" office:value-type="float" office:value="0.314085" calcext:value-type="float">
            <text:p>0,314085</text:p>
          </table:table-cell>
          <table:table-cell table:formula="of:=[caches.$J$12]" office:value-type="float" office:value="0.335377" calcext:value-type="float">
            <text:p>0,335377</text:p>
          </table:table-cell>
          <table:table-cell table:formula="of:=[caches.$J$13]" office:value-type="float" office:value="0.377418" calcext:value-type="float">
            <text:p>0,377418</text:p>
          </table:table-cell>
        </table:table-row>
        <table:table-row table:style-name="ro1">
          <table:table-cell office:value-type="string" calcext:value-type="string">
            <text:p>L2 - Dynamic write energy (nJ)</text:p>
          </table:table-cell>
          <table:table-cell table:style-name="ce1" office:value-type="float" office:value="0" calcext:value-type="float">
            <text:p>0</text:p>
          </table:table-cell>
          <table:table-cell table:formula="of:=[caches.$K$11]" office:value-type="float" office:value="0.349206" calcext:value-type="float">
            <text:p>0,349206</text:p>
          </table:table-cell>
          <table:table-cell table:formula="of:=[caches.$K$12]" office:value-type="float" office:value="0.392708" calcext:value-type="float">
            <text:p>0,392708</text:p>
          </table:table-cell>
          <table:table-cell table:formula="of:=[caches.$K$13]" office:value-type="float" office:value="0.508972" calcext:value-type="float">
            <text:p>0,508972</text:p>
          </table:table-cell>
        </table:table-row>
        <table:table-row table:style-name="ro1">
          <table:table-cell office:value-type="string" calcext:value-type="string">
            <text:p>L2 - Standby leakage per bank(mW)</text:p>
          </table:table-cell>
          <table:table-cell table:style-name="ce1" office:value-type="float" office:value="0" calcext:value-type="float">
            <text:p>0</text:p>
          </table:table-cell>
          <table:table-cell table:formula="of:=[caches.$L$11]" office:value-type="float" office:value="108.396" calcext:value-type="float">
            <text:p>108,396</text:p>
          </table:table-cell>
          <table:table-cell table:formula="of:=[caches.$L$12]" office:value-type="float" office:value="213.131" calcext:value-type="float">
            <text:p>213,131</text:p>
          </table:table-cell>
          <table:table-cell table:formula="of:=[caches.$L$13]" office:value-type="float" office:value="418.989" calcext:value-type="float">
            <text:p>418,989</text:p>
          </table:table-cell>
        </table:table-row>
        <table:table-row table:style-name="ro1">
          <table:table-cell office:value-type="string" calcext:value-type="string">
            <text:p>L2 - Area (mm2)</text:p>
          </table:table-cell>
          <table:table-cell table:style-name="ce1" office:value-type="float" office:value="0" calcext:value-type="float">
            <text:p>0</text:p>
          </table:table-cell>
          <table:table-cell table:formula="of:=[caches.$M$11]" office:value-type="float" office:value="1.11739" calcext:value-type="float">
            <text:p>1,11739</text:p>
          </table:table-cell>
          <table:table-cell table:formula="of:=[caches.$M$12]" office:value-type="float" office:value="1.53757" calcext:value-type="float">
            <text:p>1,53757</text:p>
          </table:table-cell>
          <table:table-cell table:formula="of:=[caches.$M$13]" office:value-type="float" office:value="2.31829" calcext:value-type="float">
            <text:p>2,31829</text:p>
          </table:table-cell>
        </table:table-row>
      </table:table>
      <table:table table:name="caches" table:style-name="ta1">
        <table:table-column table:style-name="co5" table:number-columns-repeated="28" table:default-cell-style-name="Default"/>
        <table:table-row table:style-name="ro1">
          <table:table-cell table:style-name="ce4" office:value-type="string" calcext:value-type="string">
            <text:p>L1</text:p>
          </table:table-cell>
          <table:table-cell office:value-type="string" calcext:value-type="string">
            <text:p>Tech node (nm)</text:p>
          </table:table-cell>
          <table:table-cell office:value-type="string" calcext:value-type="string">
            <text:p><text:s/>Capacity (bytes)</text:p>
          </table:table-cell>
          <table:table-cell office:value-type="string" calcext:value-type="string">
            <text:p><text:s/>Number of banks</text:p>
          </table:table-cell>
          <table:table-cell office:value-type="string" calcext:value-type="string">
            <text:p><text:s/>Associativity</text:p>
          </table:table-cell>
          <table:table-cell office:value-type="string" calcext:value-type="string">
            <text:p><text:s/>Output width (bits)</text:p>
          </table:table-cell>
          <table:table-cell office:value-type="string" calcext:value-type="string">
            <text:p><text:s/>Access time (ns)</text:p>
          </table:table-cell>
          <table:table-cell office:value-type="string" calcext:value-type="string">
            <text:p><text:s/>Random cycle time (ns)</text:p>
          </table:table-cell>
          <table:table-cell office:value-type="string" calcext:value-type="string">
            <text:p><text:s/>Dynamic search energy (nJ)</text:p>
          </table:table-cell>
          <table:table-cell office:value-type="string" calcext:value-type="string">
            <text:p><text:s/>Dynamic read energy (nJ)</text:p>
          </table:table-cell>
          <table:table-cell office:value-type="string" calcext:value-type="string">
            <text:p><text:s/>Dynamic write energy (nJ)</text:p>
          </table:table-cell>
          <table:table-cell office:value-type="string" calcext:value-type="string">
            <text:p><text:s/>Standby leakage per bank(mW)</text:p>
          </table:table-cell>
          <table:table-cell office:value-type="string" calcext:value-type="string">
            <text:p><text:s/>Area (mm2)</text:p>
          </table:table-cell>
          <table:table-cell office:value-type="string" calcext:value-type="string">
            <text:p><text:s/>Ndwl</text:p>
          </table:table-cell>
          <table:table-cell office:value-type="string" calcext:value-type="string">
            <text:p><text:s/>Ndbl</text:p>
          </table:table-cell>
          <table:table-cell office:value-type="string" calcext:value-type="string">
            <text:p><text:s/>Nspd</text:p>
          </table:table-cell>
          <table:table-cell office:value-type="string" calcext:value-type="string">
            <text:p><text:s/>Ndcm</text:p>
          </table:table-cell>
          <table:table-cell office:value-type="string" calcext:value-type="string">
            <text:p><text:s/>Ndsam_level_1</text:p>
          </table:table-cell>
          <table:table-cell office:value-type="string" calcext:value-type="string">
            <text:p><text:s/>Ndsam_level_2</text:p>
          </table:table-cell>
          <table:table-cell office:value-type="string" calcext:value-type="string">
            <text:p><text:s/>Data arrary area efficiency %</text:p>
          </table:table-cell>
          <table:table-cell office:value-type="string" calcext:value-type="string">
            <text:p><text:s/>Ntwl</text:p>
          </table:table-cell>
          <table:table-cell office:value-type="string" calcext:value-type="string">
            <text:p><text:s/>Ntbl</text:p>
          </table:table-cell>
          <table:table-cell office:value-type="string" calcext:value-type="string">
            <text:p><text:s/>Ntspd</text:p>
          </table:table-cell>
          <table:table-cell office:value-type="string" calcext:value-type="string">
            <text:p><text:s/>Ntcm</text:p>
          </table:table-cell>
          <table:table-cell office:value-type="string" calcext:value-type="string">
            <text:p><text:s/>Ntsam_level_1</text:p>
          </table:table-cell>
          <table:table-cell office:value-type="string" calcext:value-type="string">
            <text:p><text:s/>Ntsam_level_2</text:p>
          </table:table-cell>
          <table:table-cell office:value-type="string" calcext:value-type="string">
            <text:p><text:s/>Tag arrary area efficiency %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4" office:value-type="string" calcext:value-type="string">
            <text:p>dcache</text:p>
          </table:table-cell>
          <table:table-cell office:value-type="float" office:value="22" calcext:value-type="float">
            <text:p>22</text:p>
          </table:table-cell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0.370182" calcext:value-type="float">
            <text:p>0,370182</text:p>
          </table:table-cell>
          <table:table-cell office:value-type="float" office:value="0.704864" calcext:value-type="float">
            <text:p>0,704864</text:p>
          </table:table-cell>
          <table:table-cell office:value-type="string" calcext:value-type="string">
            <text:p><text:s/>N/A</text:p>
          </table:table-cell>
          <table:table-cell office:value-type="float" office:value="0.0259513" calcext:value-type="float">
            <text:p>0,0259513</text:p>
          </table:table-cell>
          <table:table-cell office:value-type="float" office:value="0.0329853" calcext:value-type="float">
            <text:p>0,0329853</text:p>
          </table:table-cell>
          <table:table-cell office:value-type="float" office:value="13.6989" calcext:value-type="float">
            <text:p>13,6989</text:p>
          </table:table-cell>
          <table:table-cell office:value-type="float" office:value="0.102696" calcext:value-type="float">
            <text:p>0,1026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.9429" calcext:value-type="float">
            <text:p>46,942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.1784" calcext:value-type="float">
            <text:p>70,17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4" office:value-type="string" calcext:value-type="string">
            <text:p>icache</text:p>
          </table:table-cell>
          <table:table-cell office:value-type="float" office:value="22" calcext:value-type="float">
            <text:p>22</text:p>
          </table:table-cell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0.597856" calcext:value-type="float">
            <text:p>0,597856</text:p>
          </table:table-cell>
          <table:table-cell office:value-type="float" office:value="0.661593" calcext:value-type="float">
            <text:p>0,661593</text:p>
          </table:table-cell>
          <table:table-cell office:value-type="string" calcext:value-type="string">
            <text:p><text:s/>N/A</text:p>
          </table:table-cell>
          <table:table-cell office:value-type="float" office:value="0.061707" calcext:value-type="float">
            <text:p>0,061707</text:p>
          </table:table-cell>
          <table:table-cell office:value-type="float" office:value="0.0652529" calcext:value-type="float">
            <text:p>0,0652529</text:p>
          </table:table-cell>
          <table:table-cell office:value-type="float" office:value="14.5519" calcext:value-type="float">
            <text:p>14,5519</text:p>
          </table:table-cell>
          <table:table-cell office:value-type="float" office:value="0.234145" calcext:value-type="float">
            <text:p>0,2341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2813" calcext:value-type="float">
            <text:p>19,28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.3446" calcext:value-type="float">
            <text:p>70,34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7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<text:s/></text:p>
          </table:table-cell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style-name="ce4" office:value-type="string" calcext:value-type="string">
            <text:p>L2</text:p>
          </table:table-cell>
          <table:table-cell office:value-type="string" calcext:value-type="string">
            <text:p>Tech node (nm)</text:p>
          </table:table-cell>
          <table:table-cell office:value-type="string" calcext:value-type="string">
            <text:p><text:s/>Capacity (bytes)</text:p>
          </table:table-cell>
          <table:table-cell office:value-type="string" calcext:value-type="string">
            <text:p><text:s/>Number of banks</text:p>
          </table:table-cell>
          <table:table-cell office:value-type="string" calcext:value-type="string">
            <text:p><text:s/>Associativity</text:p>
          </table:table-cell>
          <table:table-cell office:value-type="string" calcext:value-type="string">
            <text:p><text:s/>Output width (bits)</text:p>
          </table:table-cell>
          <table:table-cell office:value-type="string" calcext:value-type="string">
            <text:p><text:s/>Access time (ns)</text:p>
          </table:table-cell>
          <table:table-cell office:value-type="string" calcext:value-type="string">
            <text:p><text:s/>Random cycle time (ns)</text:p>
          </table:table-cell>
          <table:table-cell office:value-type="string" calcext:value-type="string">
            <text:p><text:s/>Dynamic search energy (nJ)</text:p>
          </table:table-cell>
          <table:table-cell office:value-type="string" calcext:value-type="string">
            <text:p><text:s/>Dynamic read energy (nJ)</text:p>
          </table:table-cell>
          <table:table-cell office:value-type="string" calcext:value-type="string">
            <text:p><text:s/>Dynamic write energy (nJ)</text:p>
          </table:table-cell>
          <table:table-cell office:value-type="string" calcext:value-type="string">
            <text:p><text:s/>Standby leakage per bank(mW)</text:p>
          </table:table-cell>
          <table:table-cell office:value-type="string" calcext:value-type="string">
            <text:p><text:s/>Area (mm2)</text:p>
          </table:table-cell>
          <table:table-cell office:value-type="string" calcext:value-type="string">
            <text:p><text:s/>Ndwl</text:p>
          </table:table-cell>
          <table:table-cell office:value-type="string" calcext:value-type="string">
            <text:p><text:s/>Ndbl</text:p>
          </table:table-cell>
          <table:table-cell office:value-type="string" calcext:value-type="string">
            <text:p><text:s/>Nspd</text:p>
          </table:table-cell>
          <table:table-cell office:value-type="string" calcext:value-type="string">
            <text:p><text:s/>Ndcm</text:p>
          </table:table-cell>
          <table:table-cell office:value-type="string" calcext:value-type="string">
            <text:p><text:s/>Ndsam_level_1</text:p>
          </table:table-cell>
          <table:table-cell office:value-type="string" calcext:value-type="string">
            <text:p><text:s/>Ndsam_level_2</text:p>
          </table:table-cell>
          <table:table-cell office:value-type="string" calcext:value-type="string">
            <text:p><text:s/>Data arrary area efficiency %</text:p>
          </table:table-cell>
          <table:table-cell office:value-type="string" calcext:value-type="string">
            <text:p><text:s/>Ntwl</text:p>
          </table:table-cell>
          <table:table-cell office:value-type="string" calcext:value-type="string">
            <text:p><text:s/>Ntbl</text:p>
          </table:table-cell>
          <table:table-cell office:value-type="string" calcext:value-type="string">
            <text:p><text:s/>Ntspd</text:p>
          </table:table-cell>
          <table:table-cell office:value-type="string" calcext:value-type="string">
            <text:p><text:s/>Ntcm</text:p>
          </table:table-cell>
          <table:table-cell office:value-type="string" calcext:value-type="string">
            <text:p><text:s/>Ntsam_level_1</text:p>
          </table:table-cell>
          <table:table-cell office:value-type="string" calcext:value-type="string">
            <text:p><text:s/>Ntsam_level_2</text:p>
          </table:table-cell>
          <table:table-cell office:value-type="string" calcext:value-type="string">
            <text:p><text:s/>Tag arrary area efficiency %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6KB</text:p>
          </table:table-cell>
          <table:table-cell office:value-type="float" office:value="22" calcext:value-type="float">
            <text:p>2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2.1768" calcext:value-type="float">
            <text:p>2,1768</text:p>
          </table:table-cell>
          <table:table-cell office:value-type="float" office:value="0.702863" calcext:value-type="float">
            <text:p>0,702863</text:p>
          </table:table-cell>
          <table:table-cell office:value-type="string" calcext:value-type="string">
            <text:p><text:s/>N/A</text:p>
          </table:table-cell>
          <table:table-cell office:value-type="float" office:value="0.314085" calcext:value-type="float">
            <text:p>0,314085</text:p>
          </table:table-cell>
          <table:table-cell office:value-type="float" office:value="0.349206" calcext:value-type="float">
            <text:p>0,349206</text:p>
          </table:table-cell>
          <table:table-cell office:value-type="float" office:value="108.396" calcext:value-type="float">
            <text:p>108,396</text:p>
          </table:table-cell>
          <table:table-cell office:value-type="float" office:value="1.11739" calcext:value-type="float">
            <text:p>1,1173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1.1745" calcext:value-type="float">
            <text:p>31,17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2.2652" calcext:value-type="float">
            <text:p>72,26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12KB</text:p>
          </table:table-cell>
          <table:table-cell office:value-type="float" office:value="22" calcext:value-type="float">
            <text:p>2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2.26087" calcext:value-type="float">
            <text:p>2,26087</text:p>
          </table:table-cell>
          <table:table-cell office:value-type="float" office:value="0.769567" calcext:value-type="float">
            <text:p>0,769567</text:p>
          </table:table-cell>
          <table:table-cell office:value-type="string" calcext:value-type="string">
            <text:p><text:s/>N/A</text:p>
          </table:table-cell>
          <table:table-cell office:value-type="float" office:value="0.335377" calcext:value-type="float">
            <text:p>0,335377</text:p>
          </table:table-cell>
          <table:table-cell office:value-type="float" office:value="0.392708" calcext:value-type="float">
            <text:p>0,392708</text:p>
          </table:table-cell>
          <table:table-cell office:value-type="float" office:value="213.131" calcext:value-type="float">
            <text:p>213,131</text:p>
          </table:table-cell>
          <table:table-cell office:value-type="float" office:value="1.53757" calcext:value-type="float">
            <text:p>1,5375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6.6324" calcext:value-type="float">
            <text:p>46,63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.1496" calcext:value-type="float">
            <text:p>70,14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24KB</text:p>
          </table:table-cell>
          <table:table-cell office:value-type="float" office:value="22" calcext:value-type="float">
            <text:p>2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2.44966" calcext:value-type="float">
            <text:p>2,44966</text:p>
          </table:table-cell>
          <table:table-cell office:value-type="float" office:value="0.902622" calcext:value-type="float">
            <text:p>0,902622</text:p>
          </table:table-cell>
          <table:table-cell office:value-type="string" calcext:value-type="string">
            <text:p><text:s/>N/A</text:p>
          </table:table-cell>
          <table:table-cell office:value-type="float" office:value="0.377418" calcext:value-type="float">
            <text:p>0,377418</text:p>
          </table:table-cell>
          <table:table-cell office:value-type="float" office:value="0.508972" calcext:value-type="float">
            <text:p>0,508972</text:p>
          </table:table-cell>
          <table:table-cell office:value-type="float" office:value="418.989" calcext:value-type="float">
            <text:p>418,989</text:p>
          </table:table-cell>
          <table:table-cell office:value-type="float" office:value="2.31829" calcext:value-type="float">
            <text:p>2,318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2.0627" calcext:value-type="float">
            <text:p>62,06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.4521" calcext:value-type="float">
            <text:p>71,4521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style-name="ce4" office:value-type="string" calcext:value-type="string">
            <text:p>Cacti estimated values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09:17:29.7106812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8T09:21:15.023687218</dc:date>
    <meta:editing-duration>PT3H3M53S</meta:editing-duration>
    <meta:editing-cycles>12</meta:editing-cycles>
    <meta:generator>LibreOffice/5.1.6.2$Linux_X86_64 LibreOffice_project/10m0$Build-2</meta:generator>
    <meta:document-statistic meta:table-count="2" meta:cell-count="718" meta:object-count="0"/>
  </office:meta>
</office:document-meta>
</file>